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108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/></text:p>
      <text:p text:style-name="Standard"><text:span text:style-name="Source_20_Text"/></text:p>
      <text:p text:style-name="Standard"><text:a xlink:type="simple" xlink:href="https://www.npmjs.com/package/react-native-linear-gradient" text:style-name="Internet_20_link" text:visited-style-name="Visited_20_Internet_20_Link"><text:span text:style-name="Source_20_Text">https://www.npmjs.com/package/react-native-linear-gradient</text:span></text:a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npm install react-native-linear-gradient</text:span></text:p>
      <text:p text:style-name="Standard"><text:span text:style-name="Source_20_Text"/></text:p>
      <text:p text:style-name="Standard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import LinearGradient from 'react-native-linear-gradient';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2"><text:span text:style-name="Source_20_Text">LinearGradient</text:span></text:p>
      <text:p text:style-name="Standard"><text:span text:style-name="Source_20_Text"/></text:p>
      <text:p text:style-name="Preformatted_20_Text"><text:span text:style-name="Source_20_Text">&lt;LinearGradient colors={['#4c669f', '#3b5998', '#192f6a']} style={styles.linearGradient}&gt;</text:span></text:p>
      <text:p text:style-name="Preformatted_20_Text"><text:s text:c="2"/>&lt;Text style={styles.buttonText}&gt;</text:p>
      <text:p text:style-name="Preformatted_20_Text"><text:s text:c="4"/>Sign in with Facebook</text:p>
      <text:p text:style-name="Preformatted_20_Text"><text:s text:c="2"/>&lt;/Text&gt;</text:p>
      <text:p text:style-name="P1">&lt;/LinearGradient&gt;</text:p>
      <text:p text:style-name="Standard"><text:span text:style-name="Source_20_Text"/></text:p>
      <text:p text:style-name="Standard"><text:span text:style-name="Source_20_Text"/></text:p>
      <text:h text:style-name="Heading_20_3" text:outline-level="3"><text:bookmark text:name="user-content-horizontal-gradient"/><text:span text:style-name="Source_20_Text">Horizontal gradient</text:span></text:h>
      <text:p text:style-name="Standard"><text:span text:style-name="Source_20_Text"/></text:p>
      <text:p text:style-name="Standard"><text:span text:style-name="Source_20_Text"/></text:p>
      <text:p text:style-name="Preformatted_20_Text"><text:span text:style-name="Source_20_Text">&lt;LinearGradient start={{x: 0, y: 0}} end={{x: 1, y: 0}} colors={['#4c669f', '#3b5998', '#192f6a']} style={styles.linearGradient}&gt;</text:span></text:p>
      <text:p text:style-name="Preformatted_20_Text"><text:s text:c="2"/>&lt;Text style={styles.buttonText}&gt;</text:p>
      <text:p text:style-name="Preformatted_20_Text"><text:s text:c="4"/>Sign in with Facebook</text:p>
      <text:p text:style-name="Preformatted_20_Text"><text:s text:c="2"/>&lt;/Text&gt;</text:p>
      <text:p text:style-name="P1">&lt;/LinearGradient&gt;</text:p>
      <text:p text:style-name="Standard"><text:span text:style-name="Source_20_Text"/></text:p>
      <text:h text:style-name="Heading_20_3" text:outline-level="3"><text:bookmark text:name="user-content-text-gradient-ios"/><text:span text:style-name="Source_20_Text">Text gradient (iOS)</text:span></text:h>
      <text:p text:style-name="Preformatted_20_Text"><text:span text:style-name="Source_20_Text">&lt;MaskedViewIOS maskElement={&lt;Text style={styles.text} /&gt;}&gt;</text:span></text:p>
      <text:p text:style-name="Preformatted_20_Text"><text:s text:c="2"/>&lt;LinearGradient colors={['#f00', '#0f0']} start={{ x: 0, y: 0 }} end={{ x: 1, y: 0 }}&gt;</text:p>
      <text:p text:style-name="Preformatted_20_Text"><text:s text:c="4"/>&lt;Text style={[styles.text, { opacity: 0 }]} /&gt;</text:p>
      <text:p text:style-name="Preformatted_20_Text"><text:s text:c="2"/>&lt;/LinearGradient&gt;</text:p>
      <text:p text:style-name="P1">&lt;/MaskedViewIOS&gt;</text:p>
      <text:p text:style-name="Standard"><text:span text:style-name="Source_20_Text"/></text:p>
      <text:p text:style-name="Standard"><text:span text:style-name="Source_20_Text"/></text:p>
      <text:p text:style-name="Preformatted_20_Text"><text:span text:style-name="Source_20_Text">// RGBA</text:span></text:p>
      <text:p text:style-name="Preformatted_20_Text"/>
      <text:p text:style-name="Preformatted_20_Text">&lt;LinearGradient colors={['rgba(255, 255, 255, 0)', 'rgba(255, 255, 255, 1)']} {...otherGradientProps} /&gt;</text:p>
      <text:p text:style-name="Preformatted_20_Text"/>
      <text:p text:style-name="Preformatted_20_Text">// Hex</text:p>
      <text:p text:style-name="Preformatted_20_Text"/>
      <text:p text:style-name="P1">&lt;LinearGradient colors={['#FFFFFF00', '#FFFFFF']} {...otherGradientProps} /&gt;</text:p>
      <text:p text:style-name="Standard"><text:span text:style-name="Source_20_Text"/></text:p>
      <text:p text:style-name="Standard"><text:soft-page-break/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2" text:outline-level="2"><text:span text:style-name="Source_20_Text">Props</text:span></text:h>
      <text:p text:style-name="Text_20_body">In addition to regular <text:span text:style-name="Source_20_Text">View</text:span> props, you can also provide additional props to customize your gradient look:</text:p>
      <text:h text:style-name="Heading_20_4" text:outline-level="4"><text:bookmark text:name="user-content-colors"/>colors</text:h>
      <text:p text:style-name="Text_20_body">An array of at least two color values that represent gradient colors. Example: <text:span text:style-name="Source_20_Text">['red', 'blue']</text:span> sets gradient from red to blue.</text:p>
      <text:h text:style-name="Heading_20_4" text:outline-level="4"><text:bookmark text:name="user-content-start"/>start</text:h>
      <text:p text:style-name="Text_20_body">An optional object of the following type: <text:span text:style-name="Source_20_Text">{ x: number, y: number }</text:span>. Coordinates declare the position that the gradient starts at, as a fraction of the overall size of the gradient, starting from the top left corner. Example: <text:span text:style-name="Source_20_Text">{ x: 0.1, y: 0.1 }</text:span> means that the gradient will start 10% from the top and 10% from the left.</text:p>
      <text:h text:style-name="Heading_20_4" text:outline-level="4"><text:bookmark text:name="user-content-end"/>end</text:h>
      <text:p text:style-name="Text_20_body">Same as start, but for the end of the gradient.</text:p>
      <text:h text:style-name="Heading_20_4" text:outline-level="4">Locations</text:h>
      <text:p text:style-name="Text_20_body">An optional array of numbers defining the location of each gradient color stop, mapping to the color with the same index in <text:span text:style-name="Source_20_Text">colors</text:span> prop. Example: <text:span text:style-name="Source_20_Text">[0.1, 0.75, 1]</text:span> means that first color will take 0% - 10%, second color will take 10% - 75% and finally third color will occupy 75% - 100%.</text:p>
      <text:p text:style-name="Standard"><text:span text:style-name="Source_20_Text"/></text:p>
      <text:p text:style-name="Standard"><text:span text:style-name="Source_20_Text"/></text:p>
      <text:p text:style-name="Preformatted_20_Text"><text:span text:style-name="Source_20_Text">&lt;LinearGradient</text:span></text:p>
      <text:p text:style-name="Preformatted_20_Text"><text:s text:c="2"/>start={{x: 0.0, y: 0.25}} end={{x: 0.5, y: 1.0}}</text:p>
      <text:p text:style-name="Preformatted_20_Text"><text:s text:c="2"/>locations={[0,0.5,0.6]}</text:p>
      <text:p text:style-name="Preformatted_20_Text"><text:s text:c="2"/>colors={['#4c669f', '#3b5998', '#192f6a']}</text:p>
      <text:p text:style-name="Preformatted_20_Text"><text:s text:c="2"/>style={styles.linearGradient}&gt;</text:p>
      <text:p text:style-name="Preformatted_20_Text"><text:s text:c="2"/>&lt;Text style={styles.buttonText}&gt;</text:p>
      <text:p text:style-name="Preformatted_20_Text"><text:s text:c="4"/>Sign in with Facebook</text:p>
      <text:p text:style-name="Preformatted_20_Text"><text:s text:c="2"/>&lt;/Text&gt;</text:p>
      <text:p text:style-name="P1">&lt;/LinearGradient&gt;</text:p>
      <text:p text:style-name="Standard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0:43:49.198680989</meta:creation-date>
    <meta:generator>LibreOffice/7.3.7.2$Linux_X86_64 LibreOffice_project/30$Build-2</meta:generator>
    <dc:date>2025-05-24T10:47:34.700199046</dc:date>
    <meta:editing-duration>PT3M45S</meta:editing-duration>
    <meta:editing-cycles>3</meta:editing-cycles>
    <meta:document-statistic meta:table-count="0" meta:image-count="0" meta:object-count="0" meta:page-count="2" meta:paragraph-count="44" meta:word-count="284" meta:character-count="2179" meta:non-whitespace-character-count="1899"/>
  </office:meta>
</office:document-meta>
</file>